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1014" officeooo:paragraph-rsid="001a1014"/>
    </style:style>
    <style:style style:name="P2" style:family="paragraph" style:parent-style-name="Standard">
      <style:text-properties officeooo:rsid="001b6846" officeooo:paragraph-rsid="001b6846"/>
    </style:style>
    <style:style style:name="P3" style:family="paragraph" style:parent-style-name="Standard">
      <style:text-properties officeooo:rsid="001e8a27" officeooo:paragraph-rsid="001e8a27"/>
    </style:style>
    <style:style style:name="T1" style:family="text">
      <style:text-properties officeooo:rsid="001b6846"/>
    </style:style>
    <style:style style:name="T2" style:family="text">
      <style:text-properties officeooo:rsid="001e8a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 → </text:p>
      <text:p text:style-name="P1"/>
      <text:p text:style-name="P1">2 → </text:p>
      <text:p text:style-name="P1"/>
      <text:p text:style-name="P1">a) <text:span text:style-name="T1">Falso. </text:span>Dois objetos podem sim ter o mesmo estador, porém não necesariamente as suas referências serão iguais</text:p>
      <text:p text:style-name="P1"/>
      <text:p text:style-name="P1">b) <text:span text:style-name="T1">Falso. </text:span>Você pode ter mais de um método construtor padrão em sua classe</text:p>
      <text:p text:style-name="P1"/>
      <text:p text:style-name="P1">*c) <text:span text:style-name="T1">Verdadeiro. A retenção de estado é a propriedade que permite aos objetivo, porém não tenho como afirmar se existe outros paradigmas com a retenção de estado.</text:span></text:p>
      <text:p text:style-name="P1"/>
      <text:p text:style-name="P1">d) <text:span text:style-name="T1">Falso. Também serve para acessar os atributos.</text:span></text:p>
      <text:p text:style-name="P1"/>
      <text:p text:style-name="P2">*e) Falso. Os métodos destrutores na verdade, são responsáveis por realizar as últimas operações antes da desreferenciação do ponteiro.</text:p>
      <text:p text:style-name="P1"/>
      <text:p text:style-name="P1">3 → </text:p>
      <text:p text:style-name="P1"/>
      <text:p text:style-name="P1">4 → </text:p>
      <text:p text:style-name="P1"/>
      <text:p text:style-name="P1">5 → </text:p>
      <text:p text:style-name="P1"/>
      <text:p text:style-name="P1">6 → </text:p>
      <text:p text:style-name="P1"/>
      <text:p text:style-name="P3">a) Não são iguais, pois referenciam objetos diferentes.</text:p>
      <text:p text:style-name="P3"><text:tab/></text:p>
      <text:p text:style-name="P3">b) Estado de q1: </text:p>
      <text:p text:style-name="P3"><text:tab/>a1 = 0;</text:p>
      <text:p text:style-name="P3"><text:tab/>a2 = 0.0;</text:p>
      <text:p text:style-name="P3"><text:tab/>a3 = Null;</text:p>
      <text:p text:style-name="P3"><text:tab/>a4 = false;</text:p>
      <text:p text:style-name="P3"/>
      <text:p text:style-name="P3">Estado de q2:</text:p>
      <text:p text:style-name="P3"><text:tab/>a1 = 0;</text:p>
      <text:p text:style-name="P3"><text:tab/>a2 = 0.0;</text:p>
      <text:p text:style-name="P3"><text:tab/>a3 = Null;</text:p>
      <text:p text:style-name="P3"><text:tab/>a4 = false;</text:p>
      <text:p text:style-name="P3"><text:s/></text:p>
      <text:p text:style-name="P3">Estado de q3:</text:p>
      <text:p text:style-name="P3"><text:tab/>a1 = 1;</text:p>
      <text:p text:style-name="P3"><text:tab/>a2 = 1.0;</text:p>
      <text:p text:style-name="P3"><text:tab/>a3 = “null”;</text:p>
      <text:p text:style-name="P3"><text:tab/>a4 = false;</text:p>
      <text:p text:style-name="P3"/>
      <text:p text:style-name="P3">c)</text:p>
      <text:p text:style-name="P3"><text:tab/>false</text:p>
      <text:p text:style-name="P3"><text:tab/>true</text:p>
      <text:p text:style-name="P3"><text:tab/>false</text:p>
      <text:p text:style-name="P1"><text:tab/><text:span text:style-name="T2">true</text:span></text:p>
      <text:p text:style-name="P1"><text:tab/><text:span text:style-name="T2">true</text:span></text:p>
      <text:p text:style-name="P1"><text:tab/><text:span text:style-name="T2">fals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20:44:53.617638653</meta:creation-date>
    <dc:date>2017-04-03T22:37:26.363852880</dc:date>
    <meta:editing-duration>PT1H20M1S</meta:editing-duration>
    <meta:editing-cycles>1</meta:editing-cycles>
    <meta:document-statistic meta:table-count="0" meta:image-count="0" meta:object-count="0" meta:page-count="1" meta:paragraph-count="36" meta:word-count="159" meta:character-count="813" meta:non-whitespace-character-count="661"/>
    <meta:generator>LibreOffice/5.1.6.2$Linux_X86_64 LibreOffice_project/10m0$Build-2</meta:generator>
  </office:meta>
</office:document-meta>
</file>